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 table:number-columns-repeated="1022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table:style-name="ce15"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table:style-name="ce15"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 table:style-name="ce15"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table:style-name="ce15"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6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2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6:58:36.5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22T17:01:12.215000000</dc:date>
    <meta:editing-duration>P4DT5H59M11S</meta:editing-duration>
    <meta:editing-cycles>1710</meta:editing-cycles>
    <meta:document-statistic meta:table-count="4" meta:cell-count="9614" meta:object-count="0"/>
  </office:meta>
</office:document-meta>
</file>